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0fe" officeooo:paragraph-rsid="000720fe"/>
    </style:style>
    <style:style style:name="P2" style:family="paragraph" style:parent-style-name="Standard" style:list-style-name="L1">
      <style:text-properties officeooo:rsid="000720fe" officeooo:paragraph-rsid="000720fe"/>
    </style:style>
    <style:style style:name="P3" style:family="paragraph" style:parent-style-name="Standard" style:list-style-name="L1">
      <style:text-properties officeooo:rsid="00089660" officeooo:paragraph-rsid="00089660"/>
    </style:style>
    <style:style style:name="P4" style:family="paragraph" style:parent-style-name="Standard" style:list-style-name="L1">
      <style:text-properties officeooo:rsid="000a840f" officeooo:paragraph-rsid="000a840f"/>
    </style:style>
    <style:style style:name="T1" style:family="text">
      <style:text-properties officeooo:rsid="000922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 “nn_loader”</text:p>
      <text:list xml:id="list3046403077" text:style-name="L1">
        <text:list-header>
          <text:p text:style-name="P2"/>
        </text:list-header>
        <text:list-item>
          <text:p text:style-name="P2">Er moet logging in zitten</text:p>
        </text:list-item>
        <text:list-item>
          <text:p text:style-name="P2">Deze logging moet arguments van de run printen aan het begin. (argumenten die specifiek zijn voor deze run, die zijn meegegeven via argparse oid.)</text:p>
        </text:list-item>
        <text:list-item>
          <text:p text:style-name="P2">Deze logging moet na iedere “epoch” (tbd) de volgende parameters printen:</text:p>
          <text:list>
            <text:list-item>
              <text:p text:style-name="P2">error% of tegenovergestelde, % goed.</text:p>
            </text:list-item>
            <text:list-item>
              <text:p text:style-name="P2">Tijd en/of duratie van de epoch</text:p>
            </text:list-item>
            <text:list-item>
              <text:p text:style-name="P2">epoch</text:p>
            </text:list-item>
            <text:list-item>
              <text:p text:style-name="P2">of we in training zitten of in validatie</text:p>
            </text:list-item>
          </text:list>
        </text:list-item>
        <text:list-item>
          <text:p text:style-name="P2">Bovenstaande parameters moeten ook geprint worden aan het eind van de training en validatie. Extra parameters die aan het eind worden meegeven zijn de volgende:</text:p>
          <text:list>
            <text:list-item>
              <text:p text:style-name="P2">totale duratie en/of eindtijd</text:p>
            </text:list-item>
          </text:list>
        </text:list-item>
        <text:list-item>
          <text:p text:style-name="P3">For each dataset, the dataset is split into a training and validation set <text:span text:style-name="T1">if it has not been done already,</text:span> according to <text:span text:style-name="T1">[source that can tell how one should split a dataset into train and valid]</text:span></text:p>
        </text:list-item>
        <text:list-item>
          <text:p text:style-name="P3">For each dataset, training and validation is done with the following (classic) neural networks:</text:p>
          <text:list>
            <text:list-item>
              <text:p text:style-name="P3">vgg16</text:p>
            </text:list-item>
            <text:list-item>
              <text:p text:style-name="P3">AlexNet</text:p>
            </text:list-item>
            <text:list-item>
              <text:p text:style-name="P3">…</text:p>
            </text:list-item>
          </text:list>
        </text:list-item>
        <text:list-item>
          <text:p text:style-name="P4">For testing purposes I will start off testing with Omniglot on vgg16. Once this is set up, adding other datasets and classic networks should be a relative breeze.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0:23:00.234000000</meta:creation-date>
    <dc:date>2019-08-18T11:15:34.935000000</dc:date>
    <meta:editing-duration>PT11M43S</meta:editing-duration>
    <meta:editing-cycles>2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17" meta:word-count="188" meta:character-count="1065" meta:non-whitespace-character-count="909"/>
  </office:meta>
</office:document-meta>
</file>